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3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draw:stroke="none" draw:fill="solid" draw:fill-color="#4c4c4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1cm" svg:stroke-color="#ffffff" draw:marker-start-width="0.35cm" draw:marker-end-width="0.35cm" draw:fill="solid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92cm" svg:height="9.77cm" svg:x="0.08cm" svg:y="0.2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5.937cm" svg:height="1.658cm" svg:x="3.858cm" svg:y="7.92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1" draw:layer="layout" svg:width="2.925cm" svg:height="2.525cm" draw:transform="rotate (-0.785398163397448) translate (3.483cm 2.465cm)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2.519cm" svg:height="2.519cm" draw:transform="rotate (-0.785398163397448) translate (4.623cm 3.61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2.524cm" svg:height="3.326cm" draw:transform="rotate (0.785398163397448) translate (-0.626cm 1.927cm)">
                <text:p/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1:36:39.19</meta:creation-date>
    <dc:date>2014-10-20T22:29:45.59</dc:date>
    <meta:editing-duration>PT37M31S</meta:editing-duration>
    <meta:editing-cycles>1</meta:editing-cycles>
    <meta:document-statistic meta:object-count="8"/>
    <meta:generator>LibreOffice/4.0.4.2$Windows_x86 LibreOffice_project/9e9821abd0ffdbc09cd8c52eaa574fa09eb08f2</meta:generator>
  </office:meta>
</office:document-meta>
</file>